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A00000191E06EEFD949BA1ED0.png" manifest:media-type="image/png"/>
  <manifest:file-entry manifest:full-path="Pictures/10000000000004B30000037D0F6976DBDF095DC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r" svg:font-family="Courir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Liberation Mono" svg:font-family="'Liberation Mono'" style:font-family-generic="modern" style:font-pitch="fixed"/>
    <style:font-face style:name="FreeMono2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bottom" draw:auto-grow-height="false" fo:min-height="3.687cm" fo:min-width="2.04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-color="#b3cac7" draw:textarea-horizontal-align="justify" draw:textarea-vertical-align="bottom" draw:auto-grow-height="false" fo:min-height="3.687cm" fo:min-width="2.0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b4c7dc" draw:textarea-horizontal-align="justify" draw:textarea-vertical-align="bottom" draw:auto-grow-height="false" fo:min-height="3.687cm" fo:min-width="2.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91cm" fo:min-width="0.425cm"/>
    </style:style>
    <style:style style:name="gr7" style:family="graphic" style:parent-style-name="standard">
      <style:graphic-properties draw:fill-color="#b7b3ca" draw:textarea-horizontal-align="justify" draw:textarea-vertical-align="bottom" draw:auto-grow-height="false" fo:min-height="3.687cm" fo:min-width="2.04cm"/>
      <style:paragraph-properties style:writing-mode="lr-tb"/>
    </style:style>
    <style:style style:name="gr8" style:family="graphic" style:parent-style-name="standard">
      <style:graphic-properties draw:fill-color="#bf819e" draw:textarea-horizontal-align="justify" draw:textarea-vertical-align="bottom" draw:auto-grow-height="false" fo:min-height="3.687cm" fo:min-width="2.04cm"/>
      <style:paragraph-properties style:writing-mode="lr-tb"/>
    </style:style>
    <style:style style:name="gr9" style:family="graphic" style:parent-style-name="standard">
      <style:graphic-properties draw:fill-color="#ec9ba4" draw:textarea-horizontal-align="justify" draw:textarea-vertical-align="bottom" draw:auto-grow-height="false" fo:min-height="3.687cm" fo:min-width="2.04cm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bottom" draw:auto-grow-height="false" fo:min-height="3.687cm" fo:min-width="2.04cm"/>
      <style:paragraph-properties style:writing-mode="lr-tb"/>
    </style:style>
    <style:style style:name="gr11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ffaa95" draw:textarea-horizontal-align="justify" draw:textarea-vertical-align="bottom" draw:auto-grow-height="false" fo:min-height="3.687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fill-color="#e8f2a1" draw:textarea-horizontal-align="justify" draw:textarea-vertical-align="middle" draw:auto-grow-height="false" fo:min-height="3.651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ffffa6" draw:textarea-horizontal-align="justify" draw:textarea-vertical-align="middle" draw:auto-grow-height="false" fo:min-height="3.651cm" fo:min-width="0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-color="#afd095"/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-color="#b3cac7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4pt" style:font-size-complex="14pt"/>
    </style:style>
    <style:style style:name="P6" style:family="paragraph">
      <loext:graphic-properties draw:fill-color="#b4c7dc"/>
      <style:paragraph-properties fo:text-align="center"/>
      <style:text-properties fo:font-size="11pt" style:font-size-asian="14pt" style:font-size-complex="14pt"/>
    </style:style>
    <style:style style:name="P7" style:family="paragraph">
      <loext:graphic-properties draw:fill-color="#b7b3ca"/>
      <style:paragraph-properties fo:text-align="center"/>
      <style:text-properties fo:font-size="11pt" style:font-size-asian="14pt" style:font-size-complex="14pt"/>
    </style:style>
    <style:style style:name="P8" style:family="paragraph">
      <loext:graphic-properties draw:fill-color="#bf819e"/>
      <style:paragraph-properties fo:text-align="center"/>
      <style:text-properties fo:font-size="11pt" style:font-size-asian="14pt" style:font-size-complex="14pt"/>
    </style:style>
    <style:style style:name="P9" style:family="paragraph">
      <loext:graphic-properties draw:fill-color="#ec9ba4"/>
      <style:paragraph-properties fo:text-align="center"/>
      <style:text-properties fo:font-size="11pt" style:font-size-asian="14pt" style:font-size-complex="14pt"/>
    </style:style>
    <style:style style:name="P10" style:family="paragraph">
      <loext:graphic-properties draw:fill-color="#ffb66c"/>
      <style:paragraph-properties fo:text-align="center"/>
      <style:text-properties fo:font-size="11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aa95"/>
      <style:paragraph-properties fo:text-align="center"/>
      <style:text-properties fo:font-size="11pt" style:font-size-asian="14pt" style:font-size-complex="14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-color="#e8f2a1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ffffa6"/>
      <style:paragraph-properties fo:text-align="center"/>
    </style:style>
    <style:style style:name="T1" style:family="text">
      <style:text-properties style:font-name="FreeMono1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FreeMono1" style:font-size-asian="11pt" style:font-size-complex="11pt"/>
    </style:style>
    <style:style style:name="T4" style:family="text">
      <style:text-properties style:font-size-asian="11pt" style:font-size-complex="11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54cm" svg:height="3.937cm" svg:x="3.568cm" svg:y="2.524cm">
            <text:p text:style-name="P1"><text:span text:style-name="T1">Dense</text:span><text:span text:style-name="T2"><text:line-break/></text:span><text:span text:style-name="T2">16 neurons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349cm" svg:height="0.538cm" svg:x="4.164cm" svg:y="3.3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3" draw:text-style-name="P4" draw:layer="layout" svg:width="2.54cm" svg:height="3.937cm" svg:x="6.399cm" svg:y="2.524cm">
            <text:p text:style-name="P1"><text:span text:style-name="T1">Activation</text:span><text:span text:style-name="T2"><text:line-break/></text:span><text:span text:style-name="T2">ReLU</text:span>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04cm" svg:height="1.514cm" svg:x="6.649cm" svg:y="2.842cm">
            <draw:image xlink:href="Pictures/10000000000004B30000037D0F6976DBDF095DC9.png" xlink:type="simple" xlink:show="embed" xlink:actuate="onLoad" loext:mime-type="image/png">
              <text:p/>
            </draw:image>
          </draw:frame>
        </draw:g>
        <draw:g>
          <draw:custom-shape draw:style-name="gr5" draw:text-style-name="P6" draw:layer="layout" svg:width="2.54cm" svg:height="3.937cm" svg:x="9.23cm" svg:y="2.524cm">
            <text:p text:style-name="P5"><text:span text:style-name="T3">Dropout</text:span><text:span text:style-name="T4"><text:line-break/></text:span><text:span text:style-name="T5">20%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651cm" svg:height="1.143cm" svg:x="9.675cm" svg:y="3.03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7" draw:text-style-name="P7" draw:layer="layout" svg:width="2.54cm" svg:height="3.937cm" svg:x="12.061cm" svg:y="2.523cm">
            <text:p text:style-name="P5"><text:span text:style-name="T3">Dense</text:span><text:span text:style-name="T4"><text:line-break/></text:span><text:span text:style-name="T5">16 neurons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349cm" svg:height="0.538cm" svg:x="12.657cm" svg:y="3.32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custom-shape draw:style-name="gr8" draw:text-style-name="P8" draw:layer="layout" svg:width="2.54cm" svg:height="3.937cm" svg:x="14.893cm" svg:y="2.523cm">
            <text:p text:style-name="P5"><text:span text:style-name="T3">Activation</text:span><text:span text:style-name="T4"><text:line-break/></text:span><text:span text:style-name="T5">ReLU</text:span>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04cm" svg:height="1.514cm" svg:x="15.143cm" svg:y="2.841cm">
            <draw:image xlink:href="Pictures/10000000000004B30000037D0F6976DBDF095DC9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9" draw:layer="layout" svg:width="2.54cm" svg:height="3.937cm" svg:x="17.724cm" svg:y="2.523cm">
            <text:p text:style-name="P5"><text:span text:style-name="T1">Dropout</text:span><text:span text:style-name="T2"><text:line-break/></text:span><text:span text:style-name="T6">20%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651cm" svg:height="1.143cm" svg:x="18.169cm" svg:y="3.03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0" draw:text-style-name="P10" draw:layer="layout" svg:width="2.54cm" svg:height="3.937cm" svg:x="23.386cm" svg:y="2.523cm">
            <text:p text:style-name="P5"><text:span text:style-name="T5"/></text:p>
            <text:p text:style-name="P5"><text:span text:style-name="T1">Activation</text:span><text:span text:style-name="T2"><text:line-break/></text:span><text:span text:style-name="T6">softmax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2.007cm" svg:height="1.461cm" svg:x="23.653cm" svg:y="2.841cm">
            <draw:image xlink:href="Pictures/100002010000025A00000191E06EEFD949BA1ED0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2" draw:layer="layout" svg:width="2.54cm" svg:height="3.937cm" svg:x="20.555cm" svg:y="2.522cm">
            <text:p text:style-name="P5"><text:span text:style-name="T1">Dense</text:span><text:span text:style-name="T2"><text:line-break/></text:span><text:span text:style-name="T6">10 neurons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349cm" svg:height="0.538cm" svg:x="21.151cm" svg:y="3.32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frame draw:style-name="gr13" draw:text-style-name="P14" draw:layer="layout" svg:width="2.513cm" svg:height="1.039cm" svg:x="0.751cm" svg:y="6.599cm">
            <draw:text-box>
              <text:p text:style-name="P13"><text:span text:style-name="T7">Image Data</text:span><text:span text:style-name="T7"><text:line-break/></text:span><text:span text:style-name="T7">784 Neurons</text:span></text:p>
            </draw:text-box>
          </draw:frame>
          <draw:g>
            <draw:custom-shape draw:style-name="gr14" draw:text-style-name="P15" draw:layer="layout" svg:width="0.372cm" svg:height="3.937cm" svg:x="1.821cm" svg:y="2.5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0.051cm" svg:height="0.051cm" svg:x="1.982cm" svg:y="2.6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2.7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2.8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2.9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0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1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2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3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4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5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6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7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8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3.9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4.0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4.1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4.7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4.8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4.9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0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1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2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3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4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5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6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7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8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5.9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6.0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6.1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1.982cm" svg:y="6.2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6" draw:text-style-name="P16" draw:layer="layout" svg:width="0.025cm" svg:height="0.025cm" svg:x="1.995cm" svg:y="4.411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6" draw:layer="layout" svg:width="0.025cm" svg:height="0.025cm" svg:x="1.995cm" svg:y="4.4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6" draw:layer="layout" svg:width="0.025cm" svg:height="0.025cm" svg:x="1.995cm" svg:y="4.52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3" draw:text-style-name="P14" draw:layer="layout" svg:width="2.318cm" svg:height="1.039cm" svg:x="26.328cm" svg:y="6.598cm">
            <draw:text-box>
              <text:p text:style-name="P13"><text:span text:style-name="T7">Class Data</text:span><text:span text:style-name="T7"><text:line-break/></text:span><text:span text:style-name="T7">10 Neurons</text:span></text:p>
            </draw:text-box>
          </draw:frame>
          <draw:g>
            <draw:custom-shape draw:style-name="gr17" draw:text-style-name="P17" draw:layer="layout" svg:width="0.372cm" svg:height="3.937cm" svg:x="27.301cm" svg:y="2.5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0.051cm" svg:height="0.051cm" svg:x="27.462cm" svg:y="2.6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27.462cm" svg:y="3.0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27.462cm" svg:y="3.4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27.462cm" svg:y="3.8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27.462cm" svg:y="4.2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27.462cm" svg:y="4.6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27.462cm" svg:y="5.0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27.462cm" svg:y="5.4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27.462cm" svg:y="5.8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5" draw:text-style-name="P3" draw:layer="layout" svg:width="0.051cm" svg:height="0.051cm" svg:x="27.462cm" svg:y="6.2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r" svg:font-family="Courir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Liberation Mono" svg:font-family="'Liberation Mono'" style:font-family-generic="modern" style:font-pitch="fixed"/>
    <style:font-face style:name="FreeMono2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20:38:17.772155159</meta:creation-date>
    <dc:date>2021-05-23T21:49:51.987428411</dc:date>
    <meta:editing-duration>PT4M44S</meta:editing-duration>
    <meta:editing-cycles>2</meta:editing-cycles>
    <meta:generator>LibreOffice/6.4.7.2$Linux_X86_64 LibreOffice_project/40$Build-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+</mo>
        <mover accent="true">
          <mi>b</mi>
          <mo stretchy="false">⃗</mo>
        </mover>
      </mrow>
    </mrow>
    <annotation encoding="StarMath 5.0">A vec x  + vec b</annotation>
  </semantics>
</math>
</file>

<file path=Object 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+</mo>
        <mover accent="true">
          <mi>b</mi>
          <mo stretchy="false">⃗</mo>
        </mover>
      </mrow>
    </mrow>
    <annotation encoding="StarMath 5.0">A vec x  + vec b</annotation>
  </semantics>
</math>
</file>

<file path=Object 3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+</mo>
        <mover accent="true">
          <mi>b</mi>
          <mo stretchy="false">⃗</mo>
        </mover>
      </mrow>
    </mrow>
    <annotation encoding="StarMath 5.0">A vec x  + vec b</annotation>
  </semantics>
</math>
</file>